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Text_20_body" style:list-style-name="L1">
      <style:text-properties officeooo:paragraph-rsid="002f0ec0"/>
    </style:style>
    <style:style style:name="P10" style:family="paragraph" style:parent-style-name="Heading" style:list-style-name="L1"/>
    <style:style style:name="P11" style:family="paragraph" style:parent-style-name="Heading" style:list-style-name="L1">
      <style:text-properties officeooo:paragraph-rsid="002f0ec0"/>
    </style:style>
    <style:style style:name="P12" style:family="paragraph" style:parent-style-name="Heading" style:list-style-name="L1">
      <style:text-properties officeooo:paragraph-rsid="00321101"/>
    </style:style>
    <style:style style:name="P13" style:family="paragraph" style:parent-style-name="Heading" style:list-style-name="L1">
      <style:text-properties officeooo:rsid="000652db" officeooo:paragraph-rsid="000652db"/>
    </style:style>
    <style:style style:name="P14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list xml:id="list3879789752" text:style-name="L1">
        <text:list-item>
          <text:p text:style-name="P13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12">Pour la consultation d'anesthésie<text:span text:style-name="T3">:<text:line-break/></text:span>le : <text:text-input text:description="&lt;only_time2()&gt;">&lt;only_time2()&gt;</text:text-input><text:line-break/><text:span text:style-name="T6"> <text:line-break/>le nom du group full name: </text:span><text:span text:style-name="T6"><text:text-input text:description="&lt;o.bloc_agenda_id.ane_group_id.fullname&gt;">&lt;o.bloc_agenda_id.ane_group_id.fullname&gt;</text:text-input></text:span><text:span text:style-name="T6"><text:line-break/>l’adresse : </text:span><text:span text:style-name="T6"><text:text-input text:description="&lt;o.bloc_agenda_id.ane_group.id.street&gt;">ane street
</text:text-input></text:span><text:span text:style-name="T6"><text:line-break/>o.bloc_agenda_id.ane_group_id.street<text:line-break/>o.bloc_agenda_id.ane_group_id.fullname<text:line-break/>o.bloc_agenda_id.ane_group_id.phone<text:line-break/>je fais un test avec quelque chose de connu : civilité : </text:span><text:span text:style-name="T7"><text:text-input text:description="&lt;o.partner_id.title.name&gt;">&lt;o.partner_id.title.name&gt;</text:text-input></text:span><text:span text:style-name="T7"><text:text-input text:description=""/></text:span><text:span text:style-name="T6"><text:line-break/>je cherche le commentaire qui correspond a ce creneau :</text:span></text:p>
          <text:p text:style-name="P9"><text:text-input text:description="&lt;o.bloc_agenda_id.comment&gt;">&lt;o.bloc_agenda_id.comment&gt;</text:text-input><text:text-input text:description="&lt;o.bloc_agenda_id.comment&gt;"/></text:p>
        </text:list-item>
        <text:list-item>
          <text:p text:style-name="P11"><text:span text:style-name="T6">Il va falloir tweaker pour pouvoir mettre des infos pour géolocaliser </text:span></text:p>
        </text:list-item>
      </text:list>
      <text:p text:style-name="P7"/>
      <text:list xml:id="list172952027492153" text:continue-numbering="true" text:style-name="L1">
        <text:list-item>
          <text:p text:style-name="P10"><text:soft-page-break/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4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29:51.222515712</dc:date>
    <meta:editing-duration>PT7H20M50S</meta:editing-duration>
    <meta:editing-cycles>118</meta:editing-cycles>
    <meta:generator>LibreOffice/6.1.5.2$Linux_X86_64 LibreOffice_project/10$Build-2</meta:generator>
    <meta:document-statistic meta:table-count="0" meta:image-count="0" meta:object-count="0" meta:page-count="2" meta:paragraph-count="16" meta:word-count="204" meta:character-count="1277" meta:non-whitespace-character-count="1144"/>
  </office:meta>
</office:document-meta>
</file>